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da6de" officeooo:paragraph-rsid="001da6d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officeooo:rsid="001e2ab0" officeooo:paragraph-rsid="001e2ab0"/>
    </style:style>
    <style:style style:name="P6" style:family="paragraph" style:parent-style-name="Table_20_Contents">
      <style:text-properties officeooo:rsid="001da6de" officeooo:paragraph-rsid="001da6de"/>
    </style:style>
    <style:style style:name="P7" style:family="paragraph" style:parent-style-name="Table_20_Contents">
      <style:text-properties officeooo:rsid="001da6de" officeooo:paragraph-rsid="001efa20"/>
    </style:style>
    <style:style style:name="P8" style:family="paragraph" style:parent-style-name="Azione_20_attore">
      <style:text-properties officeooo:rsid="001da6de" officeooo:paragraph-rsid="001da6de"/>
    </style:style>
    <style:style style:name="P9" style:family="paragraph" style:parent-style-name="Azione_20_sistema">
      <style:text-properties officeooo:rsid="001da6de" officeooo:paragraph-rsid="001da6de"/>
    </style:style>
    <style:style style:name="T1" style:family="text">
      <style:text-properties officeooo:rsid="001e2ab0"/>
    </style:style>
    <style:style style:name="T2" style:family="text">
      <style:text-properties officeooo:rsid="001ef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Approvazione Modifica Orario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M_29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<text:span text:style-name="T1">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</text:p>
            <text:p text:style-name="P7"><text:span text:style-name="T2">Un Genitore deve aver fatto una richiesta specifica(US_M_28)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82722" text:style-name="Numerazione_20_UC">
              <text:list-item text:start-value="1">
                <text:p text:style-name="P8">L'utente accede all'area di notifica.</text:p>
              </text:list-item>
              <text:list-item>
                <text:p text:style-name="P9">Il sistema visualizza una form con tutte le notifiche.</text:p>
              </text:list-item>
              <text:list-item>
                <text:p text:style-name="P8">L'utente apre la notifica da parte di un genitore relativa al cambiamento dell'orario per il proprio bambino</text:p>
              </text:list-item>
              <text:list-item>
                <text:p text:style-name="P9">Il sistema mostra una form con il contenuto della notifica.</text:p>
              </text:list-item>
              <text:list-item>
                <text:p text:style-name="P8">L'utente prende atto della notifica e accede all'area degli inscritti.</text:p>
              </text:list-item>
              <text:list-item>
                <text:p text:style-name="P9">Il sistema mostra una form con tutti i dati degli inscritti.</text:p>
              </text:list-item>
              <text:list-item>
                <text:p text:style-name="P8">L'utente verifica i dati del bambino ne prende atto e accede alla funzione per cambiare gli orari.</text:p>
              </text:list-item>
              <text:list-item>
                <text:p text:style-name="P9">Il sistema mostra una form contenente le opzioni modificabili.</text:p>
              </text:list-item>
              <text:list-item>
                <text:p text:style-name="P8">L'utente setta i nuovi dati e conferma.<text:line-break/>L'utente manda una notifica <text:span text:style-name="T1">di approvazione della modifica </text:span>al genitore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deve visualizzare il messaggio di conferma modifica.</text:p>
            <text:p text:style-name="P2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sistema deve visualizzare tutte le form richieste dall'utente entro 20 secondi dalla loro richiesta.<text:line-break/>Il sistema deve visualizzare il messaggio di conferma modifica o di errore entro 20 secondi dall'invio della conferma dei dati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3</meta:editing-cycles>
    <meta:generator>LibreOffice/3.6$Windows_x86 LibreOffice_project/da8c1e6-fd468f4-454e206-f42a4a9-143cfd</meta:generator>
    <dc:date>2012-10-26T11:06:28.50</dc:date>
    <meta:document-statistic meta:table-count="1" meta:image-count="0" meta:object-count="0" meta:page-count="1" meta:paragraph-count="26" meta:word-count="222" meta:character-count="1428" meta:non-whitespace-character-count="1238"/>
  </office:meta>
</office:document-meta>
</file>